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020000000204B249CA79A42C6D7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36cm" svg:height="0.538cm" svg:x="2.751cm" svg:y="4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249cm" svg:height="0.538cm" svg:x="2.751cm" svg:y="5.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.538cm" svg:height="1.055cm" svg:x="2.751cm" svg:y="9.02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2.733cm" svg:height="0.526cm" svg:x="2.751cm" svg:y="12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6cm" svg:height="1cm" svg:x="2.5cm" svg:y="2.5cm">
          <draw:text-box>
            <text:p>Vehicle Kinematics</text:p>
          </draw:text-box>
        </draw:frame>
        <draw:frame draw:style-name="gr1" draw:text-style-name="P1" draw:layer="layout" svg:width="4.42cm" svg:height="1.055cm" svg:x="2.751cm" svg:y="10.43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1.5cm" svg:height="1cm" svg:x="7.5cm" svg:y="8.988cm">
          <draw:text-box>
            <text:p>Small angles approximated</text:p>
          </draw:text-box>
        </draw:frame>
        <draw:frame draw:style-name="gr2" draw:text-style-name="P2" draw:layer="layout" svg:width="11.5cm" svg:height="1cm" svg:x="7.5cm" svg:y="10.488cm">
          <draw:text-box>
            <text:p>Accurate Model</text:p>
          </draw:text-box>
        </draw:frame>
        <draw:frame draw:style-name="gr2" draw:text-style-name="P2" draw:layer="layout" svg:width="6cm" svg:height="1cm" svg:x="2.5cm" svg:y="13.988cm">
          <draw:text-box>
            <text:p>Errors</text:p>
          </draw:text-box>
        </draw:frame>
        <draw:frame draw:style-name="gr1" draw:text-style-name="P1" draw:layer="layout" svg:width="2.728cm" svg:height="0.538cm" svg:x="2.767cm" svg:y="15.4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2H21M44S</meta:editing-duration>
    <meta:editing-cycles>7</meta:editing-cycles>
    <meta:generator>LibreOffice/5.3.1.2$Linux_X86_64 LibreOffice_project/30m0$Build-2</meta:generator>
    <dc:date>2017-08-16T20:58:32.412598134</dc:date>
    <meta:document-statistic meta:object-count="10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t</mi>
            <mo stretchy="false">+</mo>
            <mn>1</mn>
          </mrow>
        </msub>
        <mo stretchy="false">=</mo>
        <mrow>
          <msub>
            <mi>x</mi>
            <mi>t</mi>
          </msub>
          <mo stretchy="false">+</mo>
          <msub>
            <mi>v</mi>
            <mi>t</mi>
          </msub>
          <mo stretchy="false">+</mo>
          <mi>cos</mi>
        </mrow>
      </mrow>
      <mrow>
        <mrow>
          <mo fence="true" stretchy="false">(</mo>
          <mrow>
            <mi mathvariant="normal">ψ</mi>
          </mrow>
          <mo fence="true" stretchy="false">)</mo>
        </mrow>
        <mo stretchy="false">∗</mo>
        <mi mathvariant="italic">dt</mi>
      </mrow>
    </mrow>
    <annotation encoding="StarMath 5.0">x_{t+1}  = x_t + v_t + cos( %psi ) * dt
</annotation>
  </semantics>
</math>
</file>

<file path=Object 2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n>1</mn>
          </mrow>
        </msub>
        <mo stretchy="false">=</mo>
        <mrow>
          <msub>
            <mi>y</mi>
            <mi>t</mi>
          </msub>
          <mo stretchy="false">+</mo>
          <msub>
            <mi>v</mi>
            <mi>t</mi>
          </msub>
          <mo stretchy="false">+</mo>
          <mi>sin</mi>
        </mrow>
      </mrow>
      <mrow>
        <mrow>
          <mo fence="true" stretchy="false">(</mo>
          <mrow>
            <mi mathvariant="normal">ψ</mi>
          </mrow>
          <mo fence="true" stretchy="false">)</mo>
        </mrow>
        <mo stretchy="false">∗</mo>
        <mi mathvariant="italic">dt</mi>
      </mrow>
    </mrow>
    <annotation encoding="StarMath 5.0">y_{t+1}  = y_t + v_t + sin( %psi ) * dt</annotation>
  </semantics>
</math>
</file>

<file path=Object 3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4/content.xml><?xml version="1.0" encoding="utf-8"?>
<math xmlns="http://www.w3.org/1998/Math/MathML" display="block">
  <semantics>
    <mrow>
      <msub>
        <mi>v</mi>
        <mrow>
          <mi>t</mi>
          <mo stretchy="false">+</mo>
          <mn>1</mn>
        </mrow>
      </msub>
      <mo stretchy="false">=</mo>
      <mrow>
        <msub>
          <mi>v</mi>
          <mi>t</mi>
        </msub>
        <mo stretchy="false">+</mo>
        <mrow>
          <msub>
            <mi>a</mi>
            <mi>t</mi>
          </msub>
          <mo stretchy="false">∗</mo>
          <mi mathvariant="italic">dt</mi>
        </mrow>
      </mrow>
    </mrow>
    <annotation encoding="StarMath 5.0">v_{ t+1} = v_t + a_t * dt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6/content.xml><?xml version="1.0" encoding="utf-8"?>
<math xmlns="http://www.w3.org/1998/Math/MathML" display="block">
  <semantics>
    <mrow>
      <mrow>
        <msub>
          <mi mathvariant="italic">cte</mi>
          <mi>t</mi>
        </msub>
        <mo stretchy="false">=</mo>
        <mi>f</mi>
      </mrow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−</mo>
        <msub>
          <mi>y</mi>
          <mi>t</mi>
        </msub>
      </mrow>
    </mrow>
    <annotation encoding="StarMath 5.0">cte_t = f( x_t) - y_t 
</annotation>
  </semantics>
</math>
</file>